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20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table:style-name="ce20" office:value-type="percentage" office:value="0.1" calcext:value-type="percentage">
            <text:p>10,00 %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COPKM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065887" calcext:value-type="float">
            <text:p>0,065887</text:p>
          </table:table-cell>
          <table:table-cell office:value-type="float" office:value="262" calcext:value-type="float">
            <text:p>262</text:p>
          </table:table-cell>
          <table:table-cell office:value-type="float" office:value="0.0903366" calcext:value-type="float">
            <text:p>0,0903366</text:p>
          </table:table-cell>
          <table:table-cell table:style-name="ce1" office:value-type="float" office:value="598221560.2" calcext:value-type="float">
            <text:p>598221560,2</text:p>
          </table:table-cell>
          <table:table-cell office:value-type="float" office:value="3.80235" calcext:value-type="float">
            <text:p>3,80235</text:p>
          </table:table-cell>
          <table:table-cell office:value-type="float" office:value="2316" calcext:value-type="float">
            <text:p>2316</text:p>
          </table:table-cell>
          <table:table-cell office:value-type="float" office:value="9.9131" calcext:value-type="float">
            <text:p>9,9131</text:p>
          </table:table-cell>
          <table:table-cell table:style-name="ce1" office:value-type="float" office:value="98773251982.8" calcext:value-type="float">
            <text:p>98773251982,8</text:p>
          </table:table-cell>
          <table:table-cell office:value-type="float" office:value="0.0797874" calcext:value-type="float">
            <text:p>0,0797874</text:p>
          </table:table-cell>
          <table:table-cell office:value-type="float" office:value="723" calcext:value-type="float">
            <text:p>723</text:p>
          </table:table-cell>
          <table:table-cell office:value-type="float" office:value="0.216377" calcext:value-type="float">
            <text:p>0,216377</text:p>
          </table:table-cell>
          <table:table-cell table:style-name="ce1" office:value-type="float" office:value="876250094" calcext:value-type="float">
            <text:p>876250094</text:p>
          </table:table-cell>
          <table:table-cell office:value-type="float" office:value="0.394925" calcext:value-type="float">
            <text:p>0,394925</text:p>
          </table:table-cell>
          <table:table-cell office:value-type="float" office:value="1069" calcext:value-type="float">
            <text:p>1069</text:p>
          </table:table-cell>
          <table:table-cell office:value-type="float" office:value="0.898514" calcext:value-type="float">
            <text:p>0,898514</text:p>
          </table:table-cell>
          <table:table-cell table:style-name="ce1" office:value-type="float" office:value="3770970216.8" calcext:value-type="float">
            <text:p>3770970216,8</text:p>
          </table:table-cell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0649672" calcext:value-type="float">
            <text:p>0,0649672</text:p>
          </table:table-cell>
          <table:table-cell office:value-type="float" office:value="257" calcext:value-type="float">
            <text:p>257</text:p>
          </table:table-cell>
          <table:table-cell office:value-type="float" office:value="0.0887104" calcext:value-type="float">
            <text:p>0,0887104</text:p>
          </table:table-cell>
          <table:table-cell table:style-name="ce1" office:value-type="float" office:value="787841772" calcext:value-type="float">
            <text:p>787841772</text:p>
          </table:table-cell>
          <table:table-cell office:value-type="float" office:value="2.45574" calcext:value-type="float">
            <text:p>2,45574</text:p>
          </table:table-cell>
          <table:table-cell office:value-type="float" office:value="2972" calcext:value-type="float">
            <text:p>2972</text:p>
          </table:table-cell>
          <table:table-cell office:value-type="float" office:value="8.47185" calcext:value-type="float">
            <text:p>8,47185</text:p>
          </table:table-cell>
          <table:table-cell table:style-name="ce1" office:value-type="float" office:value="73719608221.8" calcext:value-type="float">
            <text:p>73719608221,8</text:p>
          </table:table-cell>
          <table:table-cell office:value-type="float" office:value="0.0797874" calcext:value-type="float">
            <text:p>0,0797874</text:p>
          </table:table-cell>
          <table:table-cell office:value-type="float" office:value="723" calcext:value-type="float">
            <text:p>723</text:p>
          </table:table-cell>
          <table:table-cell office:value-type="float" office:value="0.216377" calcext:value-type="float">
            <text:p>0,216377</text:p>
          </table:table-cell>
          <table:table-cell table:style-name="ce1" office:value-type="float" office:value="905064885.4" calcext:value-type="float">
            <text:p>905064885,4</text:p>
          </table:table-cell>
          <table:table-cell office:value-type="float" office:value="2.33021" calcext:value-type="float">
            <text:p>2,33021</text:p>
          </table:table-cell>
          <table:table-cell office:value-type="float" office:value="831" calcext:value-type="float">
            <text:p>831</text:p>
          </table:table-cell>
          <table:table-cell office:value-type="float" office:value="4.30524" calcext:value-type="float">
            <text:p>4,30524</text:p>
          </table:table-cell>
          <table:table-cell table:style-name="ce1" office:value-type="float" office:value="3019172290.6" calcext:value-type="float">
            <text:p>3019172290,6</text:p>
          </table:table-cell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112375" calcext:value-type="float">
            <text:p>0,112375</text:p>
          </table:table-cell>
          <table:table-cell office:value-type="float" office:value="717" calcext:value-type="float">
            <text:p>717</text:p>
          </table:table-cell>
          <table:table-cell office:value-type="float" office:value="0.210653" calcext:value-type="float">
            <text:p>0,210653</text:p>
          </table:table-cell>
          <table:table-cell table:style-name="ce1" office:value-type="float" office:value="599154847.8" calcext:value-type="float">
            <text:p>599154847,8</text:p>
          </table:table-cell>
          <table:table-cell office:value-type="float" office:value="0.885967" calcext:value-type="float">
            <text:p>0,885967</text:p>
          </table:table-cell>
          <table:table-cell office:value-type="float" office:value="2385" calcext:value-type="float">
            <text:p>2385</text:p>
          </table:table-cell>
          <table:table-cell office:value-type="float" office:value="2.55673" calcext:value-type="float">
            <text:p>2,55673</text:p>
          </table:table-cell>
          <table:table-cell table:style-name="ce1" office:value-type="float" office:value="11790516633" calcext:value-type="float">
            <text:p>11790516633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724" calcext:value-type="float">
            <text:p>724</text:p>
          </table:table-cell>
          <table:table-cell office:value-type="float" office:value="0.215735" calcext:value-type="float">
            <text:p>0,215735</text:p>
          </table:table-cell>
          <table:table-cell table:style-name="ce1" office:value-type="float" office:value="416852772.2" calcext:value-type="float">
            <text:p>416852772,2</text:p>
          </table:table-cell>
          <table:table-cell office:value-type="float" office:value="2.94502" calcext:value-type="float">
            <text:p>2,94502</text:p>
          </table:table-cell>
          <table:table-cell office:value-type="float" office:value="948" calcext:value-type="float">
            <text:p>948</text:p>
          </table:table-cell>
          <table:table-cell office:value-type="float" office:value="5.87905" calcext:value-type="float">
            <text:p>5,87905</text:p>
          </table:table-cell>
          <table:table-cell table:style-name="ce1" office:value-type="float" office:value="3774050652.2" calcext:value-type="float">
            <text:p>3774050652,2</text:p>
          </table:table-cell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164991" calcext:value-type="float">
            <text:p>0,164991</text:p>
          </table:table-cell>
          <table:table-cell office:value-type="float" office:value="332" calcext:value-type="float">
            <text:p>332</text:p>
          </table:table-cell>
          <table:table-cell office:value-type="float" office:value="0.24432" calcext:value-type="float">
            <text:p>0,24432</text:p>
          </table:table-cell>
          <table:table-cell table:style-name="ce1" office:value-type="float" office:value="833957891.6" calcext:value-type="float">
            <text:p>833957891,6</text:p>
          </table:table-cell>
          <table:table-cell office:value-type="float" office:value="2.03771" calcext:value-type="float">
            <text:p>2,03771</text:p>
          </table:table-cell>
          <table:table-cell office:value-type="float" office:value="2966" calcext:value-type="float">
            <text:p>2966</text:p>
          </table:table-cell>
          <table:table-cell office:value-type="float" office:value="6.68869" calcext:value-type="float">
            <text:p>6,68869</text:p>
          </table:table-cell>
          <table:table-cell table:style-name="ce1" office:value-type="float" office:value="16900344255.6" calcext:value-type="float">
            <text:p>16900344255,6</text:p>
          </table:table-cell>
          <table:table-cell office:value-type="float" office:value="0.120704" calcext:value-type="float">
            <text:p>0,120704</text:p>
          </table:table-cell>
          <table:table-cell office:value-type="float" office:value="352" calcext:value-type="float">
            <text:p>352</text:p>
          </table:table-cell>
          <table:table-cell office:value-type="float" office:value="0.186877" calcext:value-type="float">
            <text:p>0,186877</text:p>
          </table:table-cell>
          <table:table-cell table:style-name="ce1" office:value-type="float" office:value="661344144" calcext:value-type="float">
            <text:p>661344144</text:p>
          </table:table-cell>
          <table:table-cell office:value-type="float" office:value="0.395763" calcext:value-type="float">
            <text:p>0,395763</text:p>
          </table:table-cell>
          <table:table-cell office:value-type="float" office:value="1090" calcext:value-type="float">
            <text:p>1090</text:p>
          </table:table-cell>
          <table:table-cell office:value-type="float" office:value="0.910333" calcext:value-type="float">
            <text:p>0,910333</text:p>
          </table:table-cell>
          <table:table-cell table:style-name="ce1" office:value-type="float" office:value="5778757859.4" calcext:value-type="float">
            <text:p>5778757859,4</text:p>
          </table:table-cell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0696227" calcext:value-type="float">
            <text:p>0,0696227</text:p>
          </table:table-cell>
          <table:table-cell office:value-type="float" office:value="323" calcext:value-type="float">
            <text:p>323</text:p>
          </table:table-cell>
          <table:table-cell office:value-type="float" office:value="0.103719" calcext:value-type="float">
            <text:p>0,103719</text:p>
          </table:table-cell>
          <table:table-cell table:style-name="ce1" office:value-type="float" office:value="1020769352" calcext:value-type="float">
            <text:p>1020769352</text:p>
          </table:table-cell>
          <table:table-cell office:value-type="float" office:value="2.67759" calcext:value-type="float">
            <text:p>2,67759</text:p>
          </table:table-cell>
          <table:table-cell office:value-type="float" office:value="2551" calcext:value-type="float">
            <text:p>2551</text:p>
          </table:table-cell>
          <table:table-cell office:value-type="float" office:value="6.03923" calcext:value-type="float">
            <text:p>6,03923</text:p>
          </table:table-cell>
          <table:table-cell table:style-name="ce1" office:value-type="float" office:value="14621354147.2" calcext:value-type="float">
            <text:p>14621354147,2</text:p>
          </table:table-cell>
          <table:table-cell office:value-type="float" office:value="0.116475" calcext:value-type="float">
            <text:p>0,116475</text:p>
          </table:table-cell>
          <table:table-cell office:value-type="float" office:value="526" calcext:value-type="float">
            <text:p>526</text:p>
          </table:table-cell>
          <table:table-cell office:value-type="float" office:value="0.219532" calcext:value-type="float">
            <text:p>0,219532</text:p>
          </table:table-cell>
          <table:table-cell table:style-name="ce1" office:value-type="float" office:value="561160113.2" calcext:value-type="float">
            <text:p>561160113,2</text:p>
          </table:table-cell>
          <table:table-cell office:value-type="float" office:value="0.394925" calcext:value-type="float">
            <text:p>0,394925</text:p>
          </table:table-cell>
          <table:table-cell office:value-type="float" office:value="1069" calcext:value-type="float">
            <text:p>1069</text:p>
          </table:table-cell>
          <table:table-cell office:value-type="float" office:value="0.898514" calcext:value-type="float">
            <text:p>0,898514</text:p>
          </table:table-cell>
          <table:table-cell table:style-name="ce1" office:value-type="float" office:value="8253802098" calcext:value-type="float">
            <text:p>8253802098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09556858" calcext:value-type="float">
            <text:p>0,09556858</text:p>
          </table:table-cell>
          <table:table-cell table:formula="of:=([.C3]+[.C4]+[.C5]+[.C6]+[.C7])/5" office:value-type="float" office:value="378.2" calcext:value-type="float">
            <text:p>378,2</text:p>
          </table:table-cell>
          <table:table-cell table:formula="of:=([.D3]+[.D4]+[.D5]+[.D6]+[.D7])/5" office:value-type="float" office:value="0.1475478" calcext:value-type="float">
            <text:p>0,1475478</text:p>
          </table:table-cell>
          <table:table-cell table:style-name="ce1" table:formula="of:=([.E3]+[.E4]+[.E5]+[.E6]+[.E7])/5000000000" office:value-type="float" office:value="0.76798908472" calcext:value-type="float">
            <text:p>0,76798908472</text:p>
          </table:table-cell>
          <table:table-cell table:formula="of:=([.F3]+[.F4]+[.F5]+[.F6]+[.F7])/5" office:value-type="float" office:value="2.3718714" calcext:value-type="float">
            <text:p>2,3718714</text:p>
          </table:table-cell>
          <table:table-cell table:formula="of:=([.G3]+[.G4]+[.G5]+[.G6]+[.G7])/5" office:value-type="float" office:value="2638" calcext:value-type="float">
            <text:p>2638</text:p>
          </table:table-cell>
          <table:table-cell table:formula="of:=([.H3]+[.H4]+[.H5]+[.H6]+[.H7])/5" office:value-type="float" office:value="6.73392" calcext:value-type="float">
            <text:p>6,73392</text:p>
          </table:table-cell>
          <table:table-cell table:style-name="ce1" table:formula="of:=([.I3]+[.I4]+[.I5]+[.I6]+[.I7])/5000000000" office:value-type="float" office:value="43.16101504808" calcext:value-type="float">
            <text:p>43,16101504808</text:p>
          </table:table-cell>
          <table:table-cell table:formula="of:=([.J3]+[.J4]+[.J5]+[.J6]+[.J7])/5" office:value-type="float" office:value="0.09524704" calcext:value-type="float">
            <text:p>0,09524704</text:p>
          </table:table-cell>
          <table:table-cell table:formula="of:=([.K3]+[.K4]+[.K5]+[.K6]+[.K7])/5" office:value-type="float" office:value="609.6" calcext:value-type="float">
            <text:p>609,6</text:p>
          </table:table-cell>
          <table:table-cell table:formula="of:=([.L3]+[.L4]+[.L5]+[.L6]+[.L7])/5" office:value-type="float" office:value="0.2109796" calcext:value-type="float">
            <text:p>0,2109796</text:p>
          </table:table-cell>
          <table:table-cell table:style-name="ce1" table:formula="of:=([.M3]+[.M4]+[.M5]+[.M6]+[.M7])/5000000000" office:value-type="float" office:value="0.68413440176" calcext:value-type="float">
            <text:p>0,68413440176</text:p>
          </table:table-cell>
          <table:table-cell table:formula="of:=([.N3]+[.N4]+[.N5]+[.N6]+[.N7])/5" office:value-type="float" office:value="1.2921686" calcext:value-type="float">
            <text:p>1,2921686</text:p>
          </table:table-cell>
          <table:table-cell table:formula="of:=([.O3]+[.O4]+[.O5]+[.O6]+[.O7])/5" office:value-type="float" office:value="1001.4" calcext:value-type="float">
            <text:p>1001,4</text:p>
          </table:table-cell>
          <table:table-cell table:formula="of:=([.P3]+[.P4]+[.P5]+[.P6]+[.P7])/5" office:value-type="float" office:value="2.5783302" calcext:value-type="float">
            <text:p>2,5783302</text:p>
          </table:table-cell>
          <table:table-cell table:style-name="ce1" table:formula="of:=([.Q3]+[.Q4]+[.Q5]+[.Q6]+[.Q7])/5000000000" office:value-type="float" office:value="4.9193506234" calcext:value-type="float">
            <text:p>4,9193506234</text:p>
          </table:table-cell>
        </table:table-row>
        <table:table-row table:style-name="ro1">
          <table:table-cell table:style-name="ce1" office:value-type="string" calcext:value-type="string">
            <text:p>BL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Default" office:value-type="float" office:value="1635234067.6" calcext:value-type="float">
            <text:p>1635234067,6</text:p>
          </table:table-cell>
          <table:table-cell office:value-type="float" office:value="2.58706" calcext:value-type="float">
            <text:p>2,58706</text:p>
          </table:table-cell>
          <table:table-cell office:value-type="float" office:value="419" calcext:value-type="float">
            <text:p>419</text:p>
          </table:table-cell>
          <table:table-cell office:value-type="float" office:value="2.97037" calcext:value-type="float">
            <text:p>2,97037</text:p>
          </table:table-cell>
          <table:table-cell table:style-name="Default" office:value-type="float" office:value="89506435241.4" calcext:value-type="float">
            <text:p>89506435241,4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Default" office:value-type="float" office:value="1193764048" calcext:value-type="float">
            <text:p>1193764048</text:p>
          </table:table-cell>
          <table:table-cell office:value-type="float" office:value="0.917997" calcext:value-type="float">
            <text:p>0,917997</text:p>
          </table:table-cell>
          <table:table-cell office:value-type="float" office:value="1141" calcext:value-type="float">
            <text:p>1141</text:p>
          </table:table-cell>
          <table:table-cell office:value-type="float" office:value="1.54341" calcext:value-type="float">
            <text:p>1,54341</text:p>
          </table:table-cell>
          <table:table-cell table:style-name="Default" office:value-type="float" office:value="1630164549.8" calcext:value-type="float">
            <text:p>1630164549,8</text:p>
          </table:table-cell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Default" office:value-type="float" office:value="1635234067.6" calcext:value-type="float">
            <text:p>1635234067,6</text:p>
          </table:table-cell>
          <table:table-cell office:value-type="float" office:value="2.58706" calcext:value-type="float">
            <text:p>2,58706</text:p>
          </table:table-cell>
          <table:table-cell office:value-type="float" office:value="419" calcext:value-type="float">
            <text:p>419</text:p>
          </table:table-cell>
          <table:table-cell office:value-type="float" office:value="2.97037" calcext:value-type="float">
            <text:p>2,97037</text:p>
          </table:table-cell>
          <table:table-cell table:style-name="Default" office:value-type="float" office:value="89506435241.4" calcext:value-type="float">
            <text:p>89506435241,4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Default" office:value-type="float" office:value="1193764048" calcext:value-type="float">
            <text:p>1193764048</text:p>
          </table:table-cell>
          <table:table-cell office:value-type="float" office:value="0.894038" calcext:value-type="float">
            <text:p>0,894038</text:p>
          </table:table-cell>
          <table:table-cell office:value-type="float" office:value="1140" calcext:value-type="float">
            <text:p>1140</text:p>
          </table:table-cell>
          <table:table-cell office:value-type="float" office:value="1.50641" calcext:value-type="float">
            <text:p>1,50641</text:p>
          </table:table-cell>
          <table:table-cell table:style-name="Default" office:value-type="float" office:value="1567064957.8" calcext:value-type="float">
            <text:p>1567064957,8</text:p>
          </table:table-cell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Default" office:value-type="float" office:value="1988175787.2" calcext:value-type="float">
            <text:p>1988175787,2</text:p>
          </table:table-cell>
          <table:table-cell office:value-type="float" office:value="2.89323" calcext:value-type="float">
            <text:p>2,89323</text:p>
          </table:table-cell>
          <table:table-cell office:value-type="float" office:value="780" calcext:value-type="float">
            <text:p>780</text:p>
          </table:table-cell>
          <table:table-cell office:value-type="float" office:value="3.5562" calcext:value-type="float">
            <text:p>3,5562</text:p>
          </table:table-cell>
          <table:table-cell table:style-name="Default" office:value-type="float" office:value="86682213825.4" calcext:value-type="float">
            <text:p>86682213825,4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Default" office:value-type="float" office:value="1399232926.6" calcext:value-type="float">
            <text:p>1399232926,6</text:p>
          </table:table-cell>
          <table:table-cell office:value-type="float" office:value="0.396032" calcext:value-type="float">
            <text:p>0,396032</text:p>
          </table:table-cell>
          <table:table-cell office:value-type="float" office:value="1088" calcext:value-type="float">
            <text:p>1088</text:p>
          </table:table-cell>
          <table:table-cell office:value-type="float" office:value="0.910007" calcext:value-type="float">
            <text:p>0,910007</text:p>
          </table:table-cell>
          <table:table-cell table:style-name="Default" office:value-type="float" office:value="1831268339" calcext:value-type="float">
            <text:p>1831268339</text:p>
          </table:table-cell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Default" office:value-type="float" office:value="1988175787" calcext:value-type="float">
            <text:p>1988175787</text:p>
          </table:table-cell>
          <table:table-cell office:value-type="float" office:value="2.652766" calcext:value-type="float">
            <text:p>2,652766</text:p>
          </table:table-cell>
          <table:table-cell office:value-type="float" office:value="650" calcext:value-type="float">
            <text:p>650</text:p>
          </table:table-cell>
          <table:table-cell office:value-type="float" office:value="3.213502" calcext:value-type="float">
            <text:p>3,213502</text:p>
          </table:table-cell>
          <table:table-cell table:style-name="Default" office:value-type="float" office:value="86682213825" calcext:value-type="float">
            <text:p>86682213825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Default" office:value-type="float" office:value="1399232927" calcext:value-type="float">
            <text:p>1399232927</text:p>
          </table:table-cell>
          <table:table-cell office:value-type="float" office:value="0.595086" calcext:value-type="float">
            <text:p>0,595086</text:p>
          </table:table-cell>
          <table:table-cell office:value-type="float" office:value="1134" calcext:value-type="float">
            <text:p>1134</text:p>
          </table:table-cell>
          <table:table-cell office:value-type="float" office:value="1.14594" calcext:value-type="float">
            <text:p>1,14594</text:p>
          </table:table-cell>
          <table:table-cell table:style-name="Default" office:value-type="float" office:value="1790093140.2" calcext:value-type="float">
            <text:p>1790093140,2</text:p>
          </table:table-cell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Default" office:value-type="float" office:value="1993319448.8" calcext:value-type="float">
            <text:p>1993319448,8</text:p>
          </table:table-cell>
          <table:table-cell office:value-type="float" office:value="1.94328" calcext:value-type="float">
            <text:p>1,94328</text:p>
          </table:table-cell>
          <table:table-cell office:value-type="float" office:value="901" calcext:value-type="float">
            <text:p>901</text:p>
          </table:table-cell>
          <table:table-cell office:value-type="float" office:value="2.6615" calcext:value-type="float">
            <text:p>2,6615</text:p>
          </table:table-cell>
          <table:table-cell table:style-name="Default" office:value-type="float" office:value="87833912422.4" calcext:value-type="float">
            <text:p>87833912422,4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Default" office:value-type="float" office:value="1523433673.8" calcext:value-type="float">
            <text:p>1523433673,8</text:p>
          </table:table-cell>
          <table:table-cell office:value-type="float" office:value="0.601634" calcext:value-type="float">
            <text:p>0,601634</text:p>
          </table:table-cell>
          <table:table-cell office:value-type="float" office:value="1151" calcext:value-type="float">
            <text:p>1151</text:p>
          </table:table-cell>
          <table:table-cell office:value-type="float" office:value="1.15732" calcext:value-type="float">
            <text:p>1,15732</text:p>
          </table:table-cell>
          <table:table-cell table:style-name="Default" office:value-type="float" office:value="1591156311.6" calcext:value-type="float">
            <text:p>1591156311,6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104848" calcext:value-type="float">
            <text:p>0,104848</text:p>
          </table:table-cell>
          <table:table-cell table:formula="of:=([.C10]+[.C11]+[.C12]+[.C13]+[.C14])/5" office:value-type="float" office:value="13" calcext:value-type="float">
            <text:p>13</text:p>
          </table:table-cell>
          <table:table-cell table:formula="of:=([.D10]+[.D11]+[.D12]+[.D13]+[.D14])/5" office:value-type="float" office:value="0.106145" calcext:value-type="float">
            <text:p>0,106145</text:p>
          </table:table-cell>
          <table:table-cell table:style-name="ce1" table:formula="of:=([.E10]+[.E11]+[.E12]+[.E13]+[.E14])/5000000000" office:value-type="float" office:value="1.84802783164" calcext:value-type="float">
            <text:p>1,84802783164</text:p>
          </table:table-cell>
          <table:table-cell table:formula="of:=([.F10]+[.F11]+[.F12]+[.F13]+[.F14])/5" office:value-type="float" office:value="2.5326792" calcext:value-type="float">
            <text:p>2,5326792</text:p>
          </table:table-cell>
          <table:table-cell table:formula="of:=([.G10]+[.G11]+[.G12]+[.G13]+[.G14])/5" office:value-type="float" office:value="633.8" calcext:value-type="float">
            <text:p>633,8</text:p>
          </table:table-cell>
          <table:table-cell table:formula="of:=([.H10]+[.H11]+[.H12]+[.H13]+[.H14])/5" office:value-type="float" office:value="3.0743884" calcext:value-type="float">
            <text:p>3,0743884</text:p>
          </table:table-cell>
          <table:table-cell table:style-name="ce1" table:formula="of:=([.I10]+[.I11]+[.I12]+[.I13]+[.I14])/5000000000" office:value-type="float" office:value="88.04224211112" calcext:value-type="float">
            <text:p>88,04224211112</text:p>
          </table:table-cell>
          <table:table-cell table:formula="of:=([.J10]+[.J11]+[.J12]+[.J13]+[.J14])/5" office:value-type="float" office:value="0.125279" calcext:value-type="float">
            <text:p>0,125279</text:p>
          </table:table-cell>
          <table:table-cell table:formula="of:=([.K10]+[.K11]+[.K12]+[.K13]+[.K14])/5" office:value-type="float" office:value="0" calcext:value-type="float">
            <text:p>0</text:p>
          </table:table-cell>
          <table:table-cell table:formula="of:=([.L10]+[.L11]+[.L12]+[.L13]+[.L14])/5" office:value-type="float" office:value="0.125279" calcext:value-type="float">
            <text:p>0,125279</text:p>
          </table:table-cell>
          <table:table-cell table:style-name="ce1" table:formula="of:=([.M10]+[.M11]+[.M12]+[.M13]+[.M14])/5000000000" office:value-type="float" office:value="1.34188552468" calcext:value-type="float">
            <text:p>1,34188552468</text:p>
          </table:table-cell>
          <table:table-cell table:formula="of:=([.N10]+[.N11]+[.N12]+[.N13]+[.N14])/5" office:value-type="float" office:value="0.6809574" calcext:value-type="float">
            <text:p>0,6809574</text:p>
          </table:table-cell>
          <table:table-cell table:formula="of:=([.O10]+[.O11]+[.O12]+[.O13]+[.O14])/5" office:value-type="float" office:value="1130.8" calcext:value-type="float">
            <text:p>1130,8</text:p>
          </table:table-cell>
          <table:table-cell table:formula="of:=([.P10]+[.P11]+[.P12]+[.P13]+[.P14])/5" office:value-type="float" office:value="1.2526174" calcext:value-type="float">
            <text:p>1,2526174</text:p>
          </table:table-cell>
          <table:table-cell table:style-name="ce1" table:formula="of:=([.Q10]+[.Q11]+[.Q12]+[.Q13]+[.Q14])/5000000000" office:value-type="float" office:value="1.68194945968" calcext:value-type="float">
            <text:p>1,6819494596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20" office:value-type="percentage" office:value="0.2" calcext:value-type="percentage">
            <text:p>20,00 %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COPKM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0656915" calcext:value-type="float">
            <text:p>0,0656915</text:p>
          </table:table-cell>
          <table:table-cell office:value-type="float" office:value="513" calcext:value-type="float">
            <text:p>513</text:p>
          </table:table-cell>
          <table:table-cell office:value-type="float" office:value="0.0911232" calcext:value-type="float">
            <text:p>0,0911232</text:p>
          </table:table-cell>
          <table:table-cell table:style-name="ce1" office:value-type="float" office:value="2911102243.4" calcext:value-type="float">
            <text:p>2911102243,4</text:p>
          </table:table-cell>
          <table:table-cell office:value-type="float" office:value="3.80235" calcext:value-type="float">
            <text:p>3,80235</text:p>
          </table:table-cell>
          <table:table-cell office:value-type="float" office:value="4632" calcext:value-type="float">
            <text:p>4632</text:p>
          </table:table-cell>
          <table:table-cell office:value-type="float" office:value="16.0238" calcext:value-type="float">
            <text:p>16,0238</text:p>
          </table:table-cell>
          <table:table-cell table:style-name="ce1" office:value-type="float" office:value="20636062192.2" calcext:value-type="float">
            <text:p>20636062192,2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1473" calcext:value-type="float">
            <text:p>1473</text:p>
          </table:table-cell>
          <table:table-cell office:value-type="float" office:value="0.226747" calcext:value-type="float">
            <text:p>0,226747</text:p>
          </table:table-cell>
          <table:table-cell table:style-name="ce1" office:value-type="float" office:value="415062644.6" calcext:value-type="float">
            <text:p>415062644,6</text:p>
          </table:table-cell>
          <table:table-cell office:value-type="float" office:value="0.394307" calcext:value-type="float">
            <text:p>0,394307</text:p>
          </table:table-cell>
          <table:table-cell office:value-type="float" office:value="2167" calcext:value-type="float">
            <text:p>2167</text:p>
          </table:table-cell>
          <table:table-cell office:value-type="float" office:value="0.926572" calcext:value-type="float">
            <text:p>0,926572</text:p>
          </table:table-cell>
          <table:table-cell table:style-name="ce1" office:value-type="float" office:value="3165218508.2" calcext:value-type="float">
            <text:p>3165218508,2</text:p>
          </table:table-cell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0649672" calcext:value-type="float">
            <text:p>0,0649672</text:p>
          </table:table-cell>
          <table:table-cell office:value-type="float" office:value="503" calcext:value-type="float">
            <text:p>503</text:p>
          </table:table-cell>
          <table:table-cell office:value-type="float" office:value="0.0896539" calcext:value-type="float">
            <text:p>0,0896539</text:p>
          </table:table-cell>
          <table:table-cell table:style-name="ce1" office:value-type="float" office:value="1299209044" calcext:value-type="float">
            <text:p>1299209044</text:p>
          </table:table-cell>
          <table:table-cell office:value-type="float" office:value="2.45574" calcext:value-type="float">
            <text:p>2,45574</text:p>
          </table:table-cell>
          <table:table-cell office:value-type="float" office:value="5944" calcext:value-type="float">
            <text:p>5944</text:p>
          </table:table-cell>
          <table:table-cell office:value-type="float" office:value="14.488" calcext:value-type="float">
            <text:p>14,488</text:p>
          </table:table-cell>
          <table:table-cell table:style-name="ce1" office:value-type="float" office:value="15324537649" calcext:value-type="float">
            <text:p>15324537649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1473" calcext:value-type="float">
            <text:p>1473</text:p>
          </table:table-cell>
          <table:table-cell office:value-type="float" office:value="0.226747" calcext:value-type="float">
            <text:p>0,226747</text:p>
          </table:table-cell>
          <table:table-cell table:style-name="ce1" office:value-type="float" office:value="1081235833.6" calcext:value-type="float">
            <text:p>1081235833,6</text:p>
          </table:table-cell>
          <table:table-cell office:value-type="float" office:value="2.33056" calcext:value-type="float">
            <text:p>2,33056</text:p>
          </table:table-cell>
          <table:table-cell office:value-type="float" office:value="1695" calcext:value-type="float">
            <text:p>1695</text:p>
          </table:table-cell>
          <table:table-cell office:value-type="float" office:value="4.43431" calcext:value-type="float">
            <text:p>4,43431</text:p>
          </table:table-cell>
          <table:table-cell table:style-name="ce1" office:value-type="float" office:value="2201866845.6" calcext:value-type="float">
            <text:p>2201866845,6</text:p>
          </table:table-cell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112375" calcext:value-type="float">
            <text:p>0,112375</text:p>
          </table:table-cell>
          <table:table-cell office:value-type="float" office:value="1460" calcext:value-type="float">
            <text:p>1460</text:p>
          </table:table-cell>
          <table:table-cell office:value-type="float" office:value="0.218686" calcext:value-type="float">
            <text:p>0,218686</text:p>
          </table:table-cell>
          <table:table-cell table:style-name="ce1" office:value-type="float" office:value="1079664142.8" calcext:value-type="float">
            <text:p>1079664142,8</text:p>
          </table:table-cell>
          <table:table-cell office:value-type="float" office:value="0.890326" calcext:value-type="float">
            <text:p>0,890326</text:p>
          </table:table-cell>
          <table:table-cell office:value-type="float" office:value="4754" calcext:value-type="float">
            <text:p>4754</text:p>
          </table:table-cell>
          <table:table-cell office:value-type="float" office:value="4.2503" calcext:value-type="float">
            <text:p>4,2503</text:p>
          </table:table-cell>
          <table:table-cell table:style-name="ce1" office:value-type="float" office:value="11523673257.2" calcext:value-type="float">
            <text:p>11523673257,2</text:p>
          </table:table-cell>
          <table:table-cell office:value-type="float" office:value="0.0794814" calcext:value-type="float">
            <text:p>0,0794814</text:p>
          </table:table-cell>
          <table:table-cell office:value-type="float" office:value="1473" calcext:value-type="float">
            <text:p>1473</text:p>
          </table:table-cell>
          <table:table-cell office:value-type="float" office:value="0.226747" calcext:value-type="float">
            <text:p>0,226747</text:p>
          </table:table-cell>
          <table:table-cell table:style-name="ce1" office:value-type="float" office:value="417159895.4" calcext:value-type="float">
            <text:p>417159895,4</text:p>
          </table:table-cell>
          <table:table-cell office:value-type="float" office:value="2.94493" calcext:value-type="float">
            <text:p>2,94493</text:p>
          </table:table-cell>
          <table:table-cell office:value-type="float" office:value="1919" calcext:value-type="float">
            <text:p>1919</text:p>
          </table:table-cell>
          <table:table-cell office:value-type="float" office:value="6.0465" calcext:value-type="float">
            <text:p>6,0465</text:p>
          </table:table-cell>
          <table:table-cell table:style-name="ce1" office:value-type="float" office:value="3448702969.8" calcext:value-type="float">
            <text:p>3448702969,8</text:p>
          </table:table-cell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164991" calcext:value-type="float">
            <text:p>0,164991</text:p>
          </table:table-cell>
          <table:table-cell office:value-type="float" office:value="640" calcext:value-type="float">
            <text:p>640</text:p>
          </table:table-cell>
          <table:table-cell office:value-type="float" office:value="0.24623" calcext:value-type="float">
            <text:p>0,24623</text:p>
          </table:table-cell>
          <table:table-cell table:style-name="ce1" office:value-type="float" office:value="3357344397.4" calcext:value-type="float">
            <text:p>3357344397,4</text:p>
          </table:table-cell>
          <table:table-cell office:value-type="float" office:value="2.67759" calcext:value-type="float">
            <text:p>2,67759</text:p>
          </table:table-cell>
          <table:table-cell office:value-type="float" office:value="5102" calcext:value-type="float">
            <text:p>5102</text:p>
          </table:table-cell>
          <table:table-cell office:value-type="float" office:value="9.40087" calcext:value-type="float">
            <text:p>9,40087</text:p>
          </table:table-cell>
          <table:table-cell table:style-name="ce1" office:value-type="float" office:value="23791383469" calcext:value-type="float">
            <text:p>23791383469</text:p>
          </table:table-cell>
          <table:table-cell office:value-type="float" office:value="0.121008" calcext:value-type="float">
            <text:p>0,121008</text:p>
          </table:table-cell>
          <table:table-cell office:value-type="float" office:value="706" calcext:value-type="float">
            <text:p>706</text:p>
          </table:table-cell>
          <table:table-cell office:value-type="float" office:value="0.191515" calcext:value-type="float">
            <text:p>0,191515</text:p>
          </table:table-cell>
          <table:table-cell table:style-name="ce1" office:value-type="float" office:value="498714533.6" calcext:value-type="float">
            <text:p>498714533,6</text:p>
          </table:table-cell>
          <table:table-cell office:value-type="float" office:value="0.395991" calcext:value-type="float">
            <text:p>0,395991</text:p>
          </table:table-cell>
          <table:table-cell office:value-type="float" office:value="2210" calcext:value-type="float">
            <text:p>2210</text:p>
          </table:table-cell>
          <table:table-cell office:value-type="float" office:value="0.941137" calcext:value-type="float">
            <text:p>0,941137</text:p>
          </table:table-cell>
          <table:table-cell table:style-name="ce1" office:value-type="float" office:value="3802092711" calcext:value-type="float">
            <text:p>3802092711</text:p>
          </table:table-cell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0700691" calcext:value-type="float">
            <text:p>0,0700691</text:p>
          </table:table-cell>
          <table:table-cell office:value-type="float" office:value="636" calcext:value-type="float">
            <text:p>636</text:p>
          </table:table-cell>
          <table:table-cell office:value-type="float" office:value="0.105735" calcext:value-type="float">
            <text:p>0,105735</text:p>
          </table:table-cell>
          <table:table-cell table:style-name="ce1" office:value-type="float" office:value="4959091628.6" calcext:value-type="float">
            <text:p>4959091628,6</text:p>
          </table:table-cell>
          <table:table-cell office:value-type="float" office:value="5.45157" calcext:value-type="float">
            <text:p>5,45157</text:p>
          </table:table-cell>
          <table:table-cell office:value-type="float" office:value="4612" calcext:value-type="float">
            <text:p>4612</text:p>
          </table:table-cell>
          <table:table-cell office:value-type="float" office:value="15.5209" calcext:value-type="float">
            <text:p>15,5209</text:p>
          </table:table-cell>
          <table:table-cell table:style-name="ce1" office:value-type="float" office:value="20051020491" calcext:value-type="float">
            <text:p>20051020491</text:p>
          </table:table-cell>
          <table:table-cell office:value-type="float" office:value="0.116475" calcext:value-type="float">
            <text:p>0,116475</text:p>
          </table:table-cell>
          <table:table-cell office:value-type="float" office:value="1046" calcext:value-type="float">
            <text:p>1046</text:p>
          </table:table-cell>
          <table:table-cell office:value-type="float" office:value="0.225346" calcext:value-type="float">
            <text:p>0,225346</text:p>
          </table:table-cell>
          <table:table-cell table:style-name="ce1" office:value-type="float" office:value="636809516.6" calcext:value-type="float">
            <text:p>636809516,6</text:p>
          </table:table-cell>
          <table:table-cell office:value-type="float" office:value="0.394307" calcext:value-type="float">
            <text:p>0,394307</text:p>
          </table:table-cell>
          <table:table-cell office:value-type="float" office:value="2167" calcext:value-type="float">
            <text:p>2167</text:p>
          </table:table-cell>
          <table:table-cell office:value-type="float" office:value="0.926572" calcext:value-type="float">
            <text:p>0,926572</text:p>
          </table:table-cell>
          <table:table-cell table:style-name="ce1" office:value-type="float" office:value="1420524375" calcext:value-type="float">
            <text:p>1420524375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20]+[.B21]+[.B22]+[.B23]+[.B24])/5" office:value-type="float" office:value="0.09561876" calcext:value-type="float">
            <text:p>0,09561876</text:p>
          </table:table-cell>
          <table:table-cell table:formula="of:=([.C20]+[.C21]+[.C22]+[.C23]+[.C24])/5" office:value-type="float" office:value="750.4" calcext:value-type="float">
            <text:p>750,4</text:p>
          </table:table-cell>
          <table:table-cell table:formula="of:=([.D20]+[.D21]+[.D22]+[.D23]+[.D24])/5" office:value-type="float" office:value="0.15028562" calcext:value-type="float">
            <text:p>0,15028562</text:p>
          </table:table-cell>
          <table:table-cell table:style-name="ce1" table:formula="of:=([.E20]+[.E21]+[.E22]+[.E23]+[.E24])/5000000000" office:value-type="float" office:value="2.72128229124" calcext:value-type="float">
            <text:p>2,72128229124</text:p>
          </table:table-cell>
          <table:table-cell table:formula="of:=([.F20]+[.F21]+[.F22]+[.F23]+[.F24])/5" office:value-type="float" office:value="3.0555152" calcext:value-type="float">
            <text:p>3,0555152</text:p>
          </table:table-cell>
          <table:table-cell table:formula="of:=([.G20]+[.G21]+[.G22]+[.G23]+[.G24])/5" office:value-type="float" office:value="5008.8" calcext:value-type="float">
            <text:p>5008,8</text:p>
          </table:table-cell>
          <table:table-cell table:formula="of:=([.H20]+[.H21]+[.H22]+[.H23]+[.H24])/5" office:value-type="float" office:value="11.936774" calcext:value-type="float">
            <text:p>11,936774</text:p>
          </table:table-cell>
          <table:table-cell table:style-name="ce1" table:formula="of:=([.I20]+[.I21]+[.I22]+[.I23]+[.I24])/5000000000" office:value-type="float" office:value="18.26533541168" calcext:value-type="float">
            <text:p>18,26533541168</text:p>
          </table:table-cell>
          <table:table-cell table:formula="of:=([.J20]+[.J21]+[.J22]+[.J23]+[.J24])/5" office:value-type="float" office:value="0.09518544" calcext:value-type="float">
            <text:p>0,09518544</text:p>
          </table:table-cell>
          <table:table-cell table:formula="of:=([.K20]+[.K21]+[.K22]+[.K23]+[.K24])/5" office:value-type="float" office:value="1234.2" calcext:value-type="float">
            <text:p>1234,2</text:p>
          </table:table-cell>
          <table:table-cell table:formula="of:=([.L20]+[.L21]+[.L22]+[.L23]+[.L24])/5" office:value-type="float" office:value="0.2194204" calcext:value-type="float">
            <text:p>0,2194204</text:p>
          </table:table-cell>
          <table:table-cell table:style-name="ce1" table:formula="of:=([.M20]+[.M21]+[.M22]+[.M23]+[.M24])/5000000000" office:value-type="float" office:value="0.60979648476" calcext:value-type="float">
            <text:p>0,60979648476</text:p>
          </table:table-cell>
          <table:table-cell table:formula="of:=([.N20]+[.N21]+[.N22]+[.N23]+[.N24])/5" office:value-type="float" office:value="1.292019" calcext:value-type="float">
            <text:p>1,292019</text:p>
          </table:table-cell>
          <table:table-cell table:formula="of:=([.O20]+[.O21]+[.O22]+[.O23]+[.O24])/5" office:value-type="float" office:value="2031.6" calcext:value-type="float">
            <text:p>2031,6</text:p>
          </table:table-cell>
          <table:table-cell table:formula="of:=([.P20]+[.P21]+[.P22]+[.P23]+[.P24])/5" office:value-type="float" office:value="2.6550182" calcext:value-type="float">
            <text:p>2,6550182</text:p>
          </table:table-cell>
          <table:table-cell table:style-name="ce1" table:formula="of:=([.Q20]+[.Q21]+[.Q22]+[.Q23]+[.Q24])/5000000000" office:value-type="float" office:value="2.80768108192" calcext:value-type="float">
            <text:p>2,80768108192</text:p>
          </table:table-cell>
        </table:table-row>
        <table:table-row table:style-name="ro1">
          <table:table-cell table:style-name="ce1" office:value-type="string" calcext:value-type="string">
            <text:p>BL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Default" office:value-type="float" office:value="1692754726.4" calcext:value-type="float">
            <text:p>1692754726,4</text:p>
          </table:table-cell>
          <table:table-cell office:value-type="float" office:value="2.39017" calcext:value-type="float">
            <text:p>2,39017</text:p>
          </table:table-cell>
          <table:table-cell office:value-type="float" office:value="1217" calcext:value-type="float">
            <text:p>1217</text:p>
          </table:table-cell>
          <table:table-cell office:value-type="float" office:value="2.93364" calcext:value-type="float">
            <text:p>2,93364</text:p>
          </table:table-cell>
          <table:table-cell table:style-name="Default" office:value-type="float" office:value="88679301878.2" calcext:value-type="float">
            <text:p>88679301878,2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Default" office:value-type="float" office:value="1597538007.4" calcext:value-type="float">
            <text:p>1597538007,4</text:p>
          </table:table-cell>
          <table:table-cell office:value-type="float" office:value="0.90132" calcext:value-type="float">
            <text:p>0,90132</text:p>
          </table:table-cell>
          <table:table-cell office:value-type="float" office:value="2113" calcext:value-type="float">
            <text:p>2113</text:p>
          </table:table-cell>
          <table:table-cell office:value-type="float" office:value="1.49631" calcext:value-type="float">
            <text:p>1,49631</text:p>
          </table:table-cell>
          <table:table-cell table:style-name="Default" office:value-type="float" office:value="1745878707.8" calcext:value-type="float">
            <text:p>1745878707,8</text:p>
          </table:table-cell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Default" office:value-type="float" office:value="1702008832.4" calcext:value-type="float">
            <text:p>1702008832,4</text:p>
          </table:table-cell>
          <table:table-cell office:value-type="float" office:value="2.74434" calcext:value-type="float">
            <text:p>2,74434</text:p>
          </table:table-cell>
          <table:table-cell office:value-type="float" office:value="1467" calcext:value-type="float">
            <text:p>1467</text:p>
          </table:table-cell>
          <table:table-cell office:value-type="float" office:value="3.4922" calcext:value-type="float">
            <text:p>3,4922</text:p>
          </table:table-cell>
          <table:table-cell table:style-name="Default" office:value-type="float" office:value="77495205879" calcext:value-type="float">
            <text:p>77495205879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Default" office:value-type="float" office:value="1464822834.2" calcext:value-type="float">
            <text:p>1464822834,2</text:p>
          </table:table-cell>
          <table:table-cell office:value-type="float" office:value="1.07971" calcext:value-type="float">
            <text:p>1,07971</text:p>
          </table:table-cell>
          <table:table-cell office:value-type="float" office:value="2137" calcext:value-type="float">
            <text:p>2137</text:p>
          </table:table-cell>
          <table:table-cell office:value-type="float" office:value="1.68405" calcext:value-type="float">
            <text:p>1,68405</text:p>
          </table:table-cell>
          <table:table-cell table:style-name="Default" office:value-type="float" office:value="1659396681.2" calcext:value-type="float">
            <text:p>1659396681,2</text:p>
          </table:table-cell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Default" office:value-type="float" office:value="2020515844" calcext:value-type="float">
            <text:p>2020515844</text:p>
          </table:table-cell>
          <table:table-cell office:value-type="float" office:value="2.33572" calcext:value-type="float">
            <text:p>2,33572</text:p>
          </table:table-cell>
          <table:table-cell office:value-type="float" office:value="696" calcext:value-type="float">
            <text:p>696</text:p>
          </table:table-cell>
          <table:table-cell office:value-type="float" office:value="2.6742" calcext:value-type="float">
            <text:p>2,6742</text:p>
          </table:table-cell>
          <table:table-cell table:style-name="Default" office:value-type="float" office:value="84301828494.2" calcext:value-type="float">
            <text:p>84301828494,2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Default" office:value-type="float" office:value="1807955687" calcext:value-type="float">
            <text:p>1807955687</text:p>
          </table:table-cell>
          <table:table-cell office:value-type="float" office:value="0.396032" calcext:value-type="float">
            <text:p>0,396032</text:p>
          </table:table-cell>
          <table:table-cell office:value-type="float" office:value="2211" calcext:value-type="float">
            <text:p>2211</text:p>
          </table:table-cell>
          <table:table-cell office:value-type="float" office:value="0.94148" calcext:value-type="float">
            <text:p>0,94148</text:p>
          </table:table-cell>
          <table:table-cell table:style-name="Default" office:value-type="float" office:value="1941967120.2" calcext:value-type="float">
            <text:p>1941967120,2</text:p>
          </table:table-cell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Default" office:value-type="float" office:value="1770763536.2" calcext:value-type="float">
            <text:p>1770763536,2</text:p>
          </table:table-cell>
          <table:table-cell office:value-type="float" office:value="2.41012" calcext:value-type="float">
            <text:p>2,41012</text:p>
          </table:table-cell>
          <table:table-cell office:value-type="float" office:value="1160" calcext:value-type="float">
            <text:p>1160</text:p>
          </table:table-cell>
          <table:table-cell office:value-type="float" office:value="2.90489" calcext:value-type="float">
            <text:p>2,90489</text:p>
          </table:table-cell>
          <table:table-cell table:style-name="Default" office:value-type="float" office:value="81210009637" calcext:value-type="float">
            <text:p>81210009637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Default" office:value-type="float" office:value="1331706269.4" calcext:value-type="float">
            <text:p>1331706269,4</text:p>
          </table:table-cell>
          <table:table-cell office:value-type="float" office:value="0.586169" calcext:value-type="float">
            <text:p>0,586169</text:p>
          </table:table-cell>
          <table:table-cell office:value-type="float" office:value="2263" calcext:value-type="float">
            <text:p>2263</text:p>
          </table:table-cell>
          <table:table-cell office:value-type="float" office:value="1.15504" calcext:value-type="float">
            <text:p>1,15504</text:p>
          </table:table-cell>
          <table:table-cell table:style-name="Default" office:value-type="float" office:value="1821261041" calcext:value-type="float">
            <text:p>1821261041</text:p>
          </table:table-cell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Default" office:value-type="float" office:value="2015805843.2" calcext:value-type="float">
            <text:p>2015805843,2</text:p>
          </table:table-cell>
          <table:table-cell office:value-type="float" office:value="2.98019" calcext:value-type="float">
            <text:p>2,98019</text:p>
          </table:table-cell>
          <table:table-cell office:value-type="float" office:value="1435" calcext:value-type="float">
            <text:p>1435</text:p>
          </table:table-cell>
          <table:table-cell office:value-type="float" office:value="3.64118" calcext:value-type="float">
            <text:p>3,64118</text:p>
          </table:table-cell>
          <table:table-cell table:style-name="Default" office:value-type="float" office:value="78079875330.8" calcext:value-type="float">
            <text:p>78079875330,8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Default" office:value-type="float" office:value="1608349599.2" calcext:value-type="float">
            <text:p>1608349599,2</text:p>
          </table:table-cell>
          <table:table-cell office:value-type="float" office:value="0.597054" calcext:value-type="float">
            <text:p>0,597054</text:p>
          </table:table-cell>
          <table:table-cell office:value-type="float" office:value="2379" calcext:value-type="float">
            <text:p>2379</text:p>
          </table:table-cell>
          <table:table-cell office:value-type="float" office:value="1.2184" calcext:value-type="float">
            <text:p>1,2184</text:p>
          </table:table-cell>
          <table:table-cell table:style-name="Default" office:value-type="float" office:value="1740284879" calcext:value-type="float">
            <text:p>1740284879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27]+[.B28]+[.B29]+[.B30]+[.B31])/5" office:value-type="float" office:value="0.105452" calcext:value-type="float">
            <text:p>0,105452</text:p>
          </table:table-cell>
          <table:table-cell table:formula="of:=([.C27]+[.C28]+[.C29]+[.C30]+[.C31])/5" office:value-type="float" office:value="21" calcext:value-type="float">
            <text:p>21</text:p>
          </table:table-cell>
          <table:table-cell table:formula="of:=([.D27]+[.D28]+[.D29]+[.D30]+[.D31])/5" office:value-type="float" office:value="0.106576" calcext:value-type="float">
            <text:p>0,106576</text:p>
          </table:table-cell>
          <table:table-cell table:style-name="ce1" table:formula="of:=([.E27]+[.E28]+[.E29]+[.E30]+[.E31])/5000000000" office:value-type="float" office:value="1.84036975644" calcext:value-type="float">
            <text:p>1,84036975644</text:p>
          </table:table-cell>
          <table:table-cell table:formula="of:=([.F27]+[.F28]+[.F29]+[.F30]+[.F31])/5" office:value-type="float" office:value="2.572108" calcext:value-type="float">
            <text:p>2,572108</text:p>
          </table:table-cell>
          <table:table-cell table:formula="of:=([.G27]+[.G28]+[.G29]+[.G30]+[.G31])/5" office:value-type="float" office:value="1195" calcext:value-type="float">
            <text:p>1195</text:p>
          </table:table-cell>
          <table:table-cell table:formula="of:=([.H27]+[.H28]+[.H29]+[.H30]+[.H31])/5" office:value-type="float" office:value="3.129222" calcext:value-type="float">
            <text:p>3,129222</text:p>
          </table:table-cell>
          <table:table-cell table:style-name="ce1" table:formula="of:=([.I27]+[.I28]+[.I29]+[.I30]+[.I31])/5000000000" office:value-type="float" office:value="81.95324424384" calcext:value-type="float">
            <text:p>81,95324424384</text:p>
          </table:table-cell>
          <table:table-cell table:formula="of:=([.J27]+[.J28]+[.J29]+[.J30]+[.J31])/5" office:value-type="float" office:value="0.125279" calcext:value-type="float">
            <text:p>0,125279</text:p>
          </table:table-cell>
          <table:table-cell table:formula="of:=([.K27]+[.K28]+[.K29]+[.K30]+[.K31])/5" office:value-type="float" office:value="0" calcext:value-type="float">
            <text:p>0</text:p>
          </table:table-cell>
          <table:table-cell table:formula="of:=([.L27]+[.L28]+[.L29]+[.L30]+[.L31])/5" office:value-type="float" office:value="0.125279" calcext:value-type="float">
            <text:p>0,125279</text:p>
          </table:table-cell>
          <table:table-cell table:style-name="ce1" table:formula="of:=([.M27]+[.M28]+[.M29]+[.M30]+[.M31])/5000000000" office:value-type="float" office:value="1.56207447944" calcext:value-type="float">
            <text:p>1,56207447944</text:p>
          </table:table-cell>
          <table:table-cell table:formula="of:=([.N27]+[.N28]+[.N29]+[.N30]+[.N31])/5" office:value-type="float" office:value="0.712057" calcext:value-type="float">
            <text:p>0,712057</text:p>
          </table:table-cell>
          <table:table-cell table:formula="of:=([.O27]+[.O28]+[.O29]+[.O30]+[.O31])/5" office:value-type="float" office:value="2220.6" calcext:value-type="float">
            <text:p>2220,6</text:p>
          </table:table-cell>
          <table:table-cell table:formula="of:=([.P27]+[.P28]+[.P29]+[.P30]+[.P31])/5" office:value-type="float" office:value="1.299056" calcext:value-type="float">
            <text:p>1,299056</text:p>
          </table:table-cell>
          <table:table-cell table:style-name="ce1" table:formula="of:=([.Q27]+[.Q28]+[.Q29]+[.Q30]+[.Q31])/5000000000" office:value-type="float" office:value="1.78175768584" calcext:value-type="float">
            <text:p>1,78175768584</text:p>
          </table:table-cell>
        </table:table-row>
        <table:table-row table:style-name="ro1" table:number-rows-repeated="26">
          <table:table-cell table:number-columns-repeated="17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6">
          <table:table-cell table:number-columns-repeated="17"/>
        </table:table-row>
        <table:table-row table:style-name="ro1" table:number-rows-repeated="5">
          <table:table-cell/>
          <table:table-cell table:style-name="ce10" table:number-columns-repeated="3"/>
          <table:table-cell table:style-name="ce30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20:03:31.7101384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4-26T20:12:16.698145086</dc:date>
    <meta:editing-duration>PT47M15S</meta:editing-duration>
    <meta:editing-cycles>7</meta:editing-cycles>
    <meta:generator>LibreOffice/6.0.7.3$Linux_X86_64 LibreOffice_project/00m0$Build-3</meta:generator>
    <meta:document-statistic meta:table-count="1" meta:cell-count="454" meta:object-count="0"/>
  </office:meta>
</office:document-meta>
</file>